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3">
      <style:paragraph-properties fo:text-align="justify" style:justify-single-word="false"/>
    </style:style>
    <style:style style:name="P3" style:family="paragraph" style:parent-style-name="Standard" style:list-style-name="WW8Num13"/>
    <style:style style:name="P4" style:family="paragraph" style:parent-style-name="Standard">
      <style:text-properties style:font-name="Courier New" fo:font-size="9pt" fo:language="en" fo:country="US" style:font-name-asian="Wingdings" style:font-size-asian="9pt" style:font-name-complex="Courier New"/>
    </style:style>
    <style:style style:name="P5" style:family="paragraph" style:parent-style-name="Standard">
      <style:text-properties style:font-name-asian="Wingdings"/>
    </style:style>
    <style:style style:name="P6" style:family="paragraph" style:parent-style-name="Standard">
      <style:paragraph-properties fo:text-align="justify" style:justify-single-word="false"/>
      <style:text-properties style:font-name-asian="Wingdings" style:font-name-complex="Wingdings"/>
    </style:style>
    <style:style style:name="P7" style:family="paragraph" style:parent-style-name="Standard">
      <style:paragraph-properties fo:text-align="justify" style:justify-single-word="false"/>
      <style:text-properties style:font-name-asian="Wingdings"/>
    </style:style>
    <style:style style:name="P8" style:family="paragraph" style:parent-style-name="Standard" style:list-style-name="WW8Num15">
      <style:paragraph-properties fo:text-align="justify" style:justify-single-word="false"/>
      <style:text-properties style:font-name-asian="Wingdings"/>
    </style:style>
    <style:style style:name="P9" style:family="paragraph" style:parent-style-name="Standard" style:list-style-name="WW8Num14">
      <style:paragraph-properties fo:text-align="justify" style:justify-single-word="false"/>
      <style:text-properties style:font-name-asian="Wingdings"/>
    </style:style>
    <style:style style:name="P10" style:family="paragraph" style:parent-style-name="Standard">
      <style:paragraph-properties fo:margin-left="3.052in" fo:margin-right="0in" fo:text-align="justify" style:justify-single-word="false" fo:text-indent="-0.0984in" style:auto-text-indent="false"/>
      <style:text-properties fo:font-style="italic" style:font-style-asian="italic" style:font-style-complex="italic"/>
    </style:style>
    <style:style style:name="P11" style:family="paragraph" style:parent-style-name="Standard">
      <style:paragraph-properties fo:margin-left="3in" fo:margin-right="0in" fo:text-align="justify" style:justify-single-word="false" fo:text-indent="-0.0465in" style:auto-text-indent="false"/>
      <style:text-properties fo:font-style="italic" style:font-style-asian="italic" style:font-style-complex="italic"/>
    </style:style>
    <style:style style:name="P12" style:family="paragraph" style:parent-style-name="Standard">
      <style:paragraph-properties fo:margin-left="2in" fo:margin-right="0in" fo:text-align="end" style:justify-single-word="false" fo:text-indent="0.5in" style:auto-text-indent="false"/>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text-indent="0.5in" style:auto-text-indent="false"/>
      <style:text-properties style:font-name-asian="Wingdings"/>
    </style:style>
    <style:style style:name="P17" style:family="paragraph" style:parent-style-name="Standard">
      <style:paragraph-properties fo:margin-left="0in" fo:margin-right="0in" fo:text-indent="0.5in" style:auto-text-indent="false"/>
      <style:text-properties style:font-name-asian="Wingdings" style:font-name-complex="Wingdings"/>
    </style:style>
    <style:style style:name="P18"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9" style:family="paragraph" style:parent-style-name="Standard">
      <style:paragraph-properties fo:margin-left="0in" fo:margin-right="0in" fo:text-align="justify" style:justify-single-word="false" fo:text-indent="0.5in" style:auto-text-indent="false">
        <style:tab-stops>
          <style:tab-stop style:position="4.922in"/>
        </style:tab-stops>
      </style:paragraph-properties>
      <style:text-properties style:font-name-asian="Wingdings" style:font-name-complex="Wingdings"/>
    </style:style>
    <style:style style:name="P20" style:family="paragraph" style:parent-style-name="Standard">
      <style:paragraph-properties fo:margin-left="0in" fo:margin-right="0in" fo:text-align="justify" style:justify-single-word="false" fo:text-indent="0.5in" style:auto-text-indent="false"/>
      <style:text-properties style:font-name-asian="Wingdings"/>
    </style:style>
    <style:style style:name="P21" style:family="paragraph" style:parent-style-name="Название_20_объекта">
      <style:paragraph-properties fo:text-align="center" style:justify-single-word="false"/>
    </style:style>
    <style:style style:name="P22" style:family="paragraph" style:parent-style-name="Название_20_объекта">
      <style:paragraph-properties fo:text-align="center" style:justify-single-word="false"/>
      <style:text-properties style:font-name-asian="Wingdings" style:font-name-complex="Wingdings"/>
    </style:style>
    <style:style style:name="P23" style:family="paragraph" style:parent-style-name="Название_20_объекта">
      <style:paragraph-properties fo:text-align="center" style:justify-single-word="false"/>
      <style:text-properties style:font-name-asian="Wingdings"/>
    </style:style>
    <style:style style:name="P24" style:family="paragraph" style:parent-style-name="Heading_20_2">
      <style:text-properties style:font-name-asian="Wingdings"/>
    </style:style>
    <style:style style:name="P25" style:family="paragraph" style:parent-style-name="Heading_20_2">
      <style:text-properties style:font-name-asian="Wingdings" style:font-name-complex="Wingdings"/>
    </style:style>
    <style:style style:name="P26"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font-name-asian="Wingdings" style:font-name-complex="Wingdings"/>
    </style:style>
    <style:style style:name="T5" style:family="text">
      <style:text-properties fo:font-weight="bold" style:font-weight-asian="bold" style:font-weight-complex="bold"/>
    </style:style>
    <style:style style:name="T6" style:family="text">
      <style:text-properties style:font-name="Courier New" style:font-name-complex="Courier New"/>
    </style:style>
    <style:style style:name="T7" style:family="text">
      <style:text-properties style:font-name="Courier New" fo:language="en" fo:country="US" style:font-name-complex="Courier New"/>
    </style:style>
    <style:style style:name="T8" style:family="text">
      <style:text-properties style:font-name="Courier New" fo:font-size="9pt" fo:language="en" fo:country="US" style:font-size-asian="9pt" style:font-name-complex="Courier New"/>
    </style:style>
    <style:style style:name="T9" style:family="text">
      <style:text-properties fo:background-color="#ff0000"/>
    </style:style>
    <style:style style:name="T10" style:family="text">
      <style:text-properties fo:font-size="8pt" style:font-size-asian="8pt"/>
    </style:style>
    <style:style style:name="T11" style:family="text">
      <style:text-properties fo:font-size="8pt" fo:language="en" fo:country="US" style:font-size-asian="8pt"/>
    </style:style>
    <style:style style:name="T12" style:family="text">
      <style:text-properties style:font-name="Wingdings" fo:language="en" fo:country="US" style:font-name-asian="Wingdings" style:font-name-complex="Wingdings"/>
    </style:style>
    <style:style style:name="T13" style:family="text">
      <style:text-properties style:text-underline-style="solid" style:text-underline-width="auto" style:text-underline-color="font-color"/>
    </style:style>
    <style:style style:name="T14" style:family="text">
      <style:text-properties style:font-name-complex="Wingdings"/>
    </style:style>
    <style:style style:name="T15" style:family="text">
      <style:text-properties style:font-name-asian="Wingdings" style:font-name-complex="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6" text:outline-level="1"><text:span text:style-name="T1">unformat</text:span> для <text:span text:style-name="T1">NTFS</text:span></text:h>
      <text:p text:style-name="Standard">крис касперски</text:p>
      <text:p text:style-name="P10">- Я у вас тут винчестер недавно купил. Так вот, он сдох!</text:p>
      <text:p text:style-name="P11">- Гарантия какая?</text:p>
      <text:p text:style-name="P11">- Пожизненная.</text:p>
      <text:p text:style-name="P11">- Раз сдох, значит, гарантия кончилась.</text:p>
      <text:p text:style-name="P12">разговор продавца с покупателем</text:p>
      <text:p text:style-name="Standard"/>
      <text:p text:style-name="P13"><text:span text:style-name="T5">случилось самое страшное: вы потеряли весь </text:span><text:span text:style-name="T2">NTFS</text:span><text:span text:style-name="T5">-раздел целиком. случайно отформатировали или пережили разрушительный дисковый сбой. где-то там остались миллиарды байт бесценных данных теперь уже недоступных операционной системе. как вернуть информацию к жизни? в этой статье автор делится советами ручного и автоматического восстановления.</text:span></text:p>
      <text:h text:style-name="Heading_20_2" text:outline-level="2">введение</text:h>
      <text:p text:style-name="P15">До сих пор мы рассматривали лишь незначительные дисковые сбои и легкие разрушения данных типа ошибочно удаленных файлов. Теперь настал черед тяжелых повреждений при которых прежнее содержимое тома становится недоступно операционной системе. Причиной может быть и непредумышленное форматирование, и искажение главной файловой таблицы, и… Но вы не падайте духом! Из любых переделок <text:span text:style-name="T1">NTFS</text:span> выходит с минимальными потерями <text:s/>и во всех этих случаях возможно полное, стопроцентное восстановление данных, если к делу подойти с головой и прямыми руками.</text:p>
      <text:p text:style-name="P15">Проще всего начать с форматирования. Для экспериментов нам потребуется <text:span text:style-name="T1">format</text:span>.<text:span text:style-name="T1">com</text:span>, входящий в комплект штатной поставки <text:span text:style-name="T1">Windows NT</text:span>/2000/<text:span text:style-name="T1">XP</text:span> и дисковый раздел, не содержащий ничего полезного. Хорошо бы обзавестись виртуальной машиной — <text:span text:style-name="T2">Virtual PC</text:span> или <text:span text:style-name="T2">VMWare</text:span>, эмулирующей жесткий диск и ускоряющей процедуру форматирования в сотни (!) раз.</text:p>
      <text:p text:style-name="P15">"Живой" винчестер лучше не трогать (во всяком случае до тех пор, пока вы не научитесь его восстанавливать). Если нет виртуальной машины (до сих пор не поставили Осла? не пользуетесь <text:span text:style-name="T1">IRC</text:span>?), попробуйте приобрести <text:span text:style-name="T1">ZIP</text:span>-привод (который, кстати говоря, намного надежнее оптических накопителей) и форматируйте дискеты под <text:span text:style-name="T1">NTFS </text:span>— благо штатный форматер это позволяет. С гибкими дисками дело обстоит сложнее. По мнению <text:span text:style-name="T1">Microsoft</text:span> их емкости недостаточно для размещения всех структур данных, хотя, простейший расчет разбивает это утверждение в пух и прах, что утилита <text:span text:style-name="T1">NTFSflp</text:span> от Марка Руссиновича (mark@sysinternals.com), собственно говоря, и демонстрирует. Статья "<text:span text:style-name="T1">NTFS</text:span> <text:span text:style-name="T1">Support</text:span> <text:span text:style-name="T1">for</text:span> <text:span text:style-name="T1">Floppy</text:span> <text:span text:style-name="T1">Disks</text:span>" (http://www.sysinternals.com/ntw2k/freeware/ntfsfloppy.shtml) подробно описает как обхитрить систему, заставив ее отформатировать гибкий диск под <text:span text:style-name="T1">NTFS</text:span> (для этого вам потребуется <text:span text:style-name="T1">soft</text:span>-<text:span text:style-name="T1">ice</text:span>).</text:p>
      <text:p text:style-name="P15"/>
      <text:p text:style-name="P21">Рисунок <text:sequence text:ref-name="refРисунок0" text:name="Рисунок" text:formula="ooow:Рисунок+1" style:num-format="1">1</text:sequence> форматирование виртуального диска в среде <text:span text:style-name="T1">VMWare</text:span></text:p>
      <text:h text:style-name="Heading_20_2" text:outline-level="2">что происходит при форматировании</text:h>
      <text:p text:style-name="P15">Форматирование диска — это сложная многостадийная операция, намного более сложная и намного более многостадийная, чем это может показаться на первый взгляд. Кто писал свой собственный форматер дискет (а в конце восьмидесятых—начале девяностых его писали практически все) — тот поймет. Свои исследования мы начнем с изучения <text:span text:style-name="T1">NTFS</text:span>-тома, отформатированного под <text:span text:style-name="T1">NTFS</text:span> (техника восстановления <text:span text:style-name="T1">NTFS</text:span>-томов, отформатированных под <text:span text:style-name="T1">FAT</text:span>16/32 дана в одноименной врезке).</text:p>
      <text:p text:style-name="P15">При выполнении команды "<text:span text:style-name="T7">format X</text:span><text:span text:style-name="T6">: /</text:span><text:span text:style-name="T7">U</text:span><text:span text:style-name="T6"> /</text:span><text:span text:style-name="T7">FS</text:span><text:span text:style-name="T6">:</text:span><text:span text:style-name="T7">NTFS</text:span>" в файловой системе диска <text:span text:style-name="T1">X</text:span>: происходят следующие изменения (форматирование диска <text:span text:style-name="T1">GUI</text:span>-утилитой, вызываемой из контекстного меню "проводника" осуществляется по аналогичной схеме):</text:p>
      <text:p text:style-name="P14"/>
      <text:list xml:id="list8729539188544984625" text:style-name="WW8Num13">
        <text:list-item>
          <text:p text:style-name="P3">формируется <text:span text:style-name="T1">boot</text:span>-сектор в формате <text:span text:style-name="T1">NTFS</text:span>;</text:p>
        </text:list-item>
        <text:list-item>
          <text:p text:style-name="P3"><text:soft-page-break/>генерируется новый серийный номер диска и записывается в <text:span text:style-name="T1">boot</text:span>-сектор по смещению 48<text:span text:style-name="T1">h</text:span> байт от его начала;</text:p>
        </text:list-item>
        <text:list-item>
          <text:p text:style-name="P2">рассчитывается новая контрольная сумма <text:span text:style-name="T1">boot</text:span>-сектора и записывается по смещению 50<text:span text:style-name="T1">h</text:span> от его начала (подробнее см. первую статью этого цикла: "<text:span text:style-name="T9">загрузочный сектор — базовые концепции</text:span>");</text:p>
        </text:list-item>
        <text:list-item>
          <text:p text:style-name="P2">создается новый $<text:span text:style-name="T1">MFT</text:span>-файл, содержащий сведения обо всех файлах на диске, и как правило, размещаемый поверх старого $<text:span text:style-name="T1">MFT</text:span>-файла; исключения здесь крайне редки — разве что прежний $MFT был заблаговременно перемещен дефрагментатором, или при форматировании назначен новый размер кластера. Во всех остальных случаях первые ~24<text:span text:style-name="T1"> </text:span>файловых записи (<text:span text:style-name="T1">FILE Record</text:span>) мрут безвозвратно. В них находится — непосредственно сам $<text:span text:style-name="T1">MFT</text:span>, $<text:span text:style-name="T1">MFTMirr</text:span>, корневой каталог, /$<text:span text:style-name="T1">LogFile </text:span>– файл транзакций, /$<text:span text:style-name="T1">BITMAP </text:span>– карта свободного пространства, /$<text:span text:style-name="T1">Secure </text:span>– дескрипторы безопасности и другие служебные файлы;</text:p>
        </text:list-item>
        <text:list-item>
          <text:p text:style-name="P2">инициируется $<text:span text:style-name="T1">MFT</text:span>:$<text:span text:style-name="T1">DATA </text:span>— назначается новая длина (<text:span text:style-name="T10">$</text:span><text:span text:style-name="T11">MFT</text:span><text:span text:style-name="T10">:$30.</text:span><text:span text:style-name="T11">AllocatedSize</text:span>, <text:span text:style-name="T10">$</text:span><text:span text:style-name="T11">MFT</text:span><text:span text:style-name="T10">:$30.RealSize, $</text:span><text:span text:style-name="T11">MFT</text:span><text:span text:style-name="T10">:$80.</text:span><text:span text:style-name="T11">AllocatedSize</text:span><text:span text:style-name="T10">, $</text:span><text:span text:style-name="T11">MFT</text:span><text:span text:style-name="T10">:$80.</text:span><text:span text:style-name="T11">RealSize</text:span><text:span text:style-name="T10">, $</text:span><text:span text:style-name="T11">MFT</text:span><text:span text:style-name="T10">:$80.</text:span><text:span text:style-name="T11">CompressionSize</text:span><text:span text:style-name="T10">, $</text:span><text:span text:style-name="T11">MFT</text:span><text:span text:style-name="T10">:$80.</text:span><text:span text:style-name="T11">InitializedSize</text:span><text:span text:style-name="T10">, $</text:span><text:span text:style-name="T11">MFT</text:span><text:span text:style-name="T10">:$80.</text:span><text:span text:style-name="T11">LastVCN</text:span><text:span text:style-name="T10">)</text:span>, дата/время создания/последней модификации (<text:span text:style-name="T10">$</text:span><text:span text:style-name="T11">MFT</text:span><text:span text:style-name="T10">:$10.</text:span><text:span text:style-name="T11">FileCreationTime</text:span><text:span text:style-name="T10">, $</text:span><text:span text:style-name="T11">MFT</text:span><text:span text:style-name="T10">:$10.</text:span><text:span text:style-name="T11">FileAlertedTime</text:span><text:span text:style-name="T10">, $</text:span><text:span text:style-name="T11">MFT</text:span><text:span text:style-name="T10">:$10.</text:span><text:span text:style-name="T11">FileReadTime</text:span><text:span text:style-name="T10">, $</text:span><text:span text:style-name="T11">MFT</text:span><text:span text:style-name="T10">:$30.</text:span><text:span text:style-name="T11">FileCreationTime</text:span><text:span text:style-name="T10">, $</text:span><text:span text:style-name="T11">MFT</text:span><text:span text:style-name="T10">:$30.</text:span><text:span text:style-name="T11">FileAlertedTime</text:span><text:span text:style-name="T10">, $</text:span><text:span text:style-name="T11">MFT</text:span><text:span text:style-name="T10">:$30.</text:span><text:span text:style-name="T11">MFTChangeTime</text:span><text:span text:style-name="T10">, $</text:span><text:span text:style-name="T11">MFT</text:span><text:span text:style-name="T10">:$30.</text:span><text:span text:style-name="T11">FileReadTime</text:span>) и, самое главное, создается новый список отрезков (<text:span text:style-name="T1">data</text:span>-<text:span text:style-name="T1">runs</text:span>), необратимо затирающий старый, а это значит, что собирать фрагментированный $<text:span text:style-name="T1">MFT</text:span> нам придется по частям;</text:p>
        </text:list-item>
        <text:list-item>
          <text:p text:style-name="P2">создается новый /$<text:span text:style-name="T1">MFT</text:span>:$<text:span text:style-name="T1">BITMAP</text:span>, отвечающий за занятость файловых записей в <text:span text:style-name="T1">MFT</text:span> — все старые записи помечаются как свободные, однако, их фактического удаления при этом не происходит (поле <text:span text:style-name="T1">FileRecord</text:span>.<text:span text:style-name="T1">flags</text:span> остается нетронутым), благодаря чему процедура восстановления заметно упрощается. Чаще всего $<text:span text:style-name="T1">MFT</text:span>:$<text:span text:style-name="T1">BITMAP</text:span> располагается на том же самом месте, что и старый (т. е. между <text:span text:style-name="T1">boot</text:span>-сектором и <text:span text:style-name="T1">MFT</text:span>), забивая прежнее содержимое нулями, однако, с помощью утилиты <text:span text:style-name="T1">chkdsk</text:span> его можно восстановить;</text:p>
        </text:list-item>
        <text:list-item>
          <text:p text:style-name="P2">создается новый /$<text:span text:style-name="T1">BITMAP</text:span>-файл, отвечающий за распределение дискового пространства (свободные и занятые кластера), опять-таки затирающий старый, но восстанавливаемый <text:span text:style-name="T1">chkdsk</text:span>'ом;</text:p>
        </text:list-item>
        <text:list-item>
          <text:p text:style-name="P2">создается новый файл журнала транзакций — /$<text:span text:style-name="T1">LogFile</text:span>, в структуру которого мы углубляться все равно не будем, хотя в <text:span text:style-name="T1">NTFS LINUX Project</text:span> она описана достаточно подробно, но восстанавливать транзакции — это уж слишком;</text:p>
        </text:list-item>
        <text:list-item>
          <text:p text:style-name="P2">в заголовок файловой записи $<text:span text:style-name="T1">MFT</text:span> заноситься новый <text:span text:style-name="T1">LogFile</text:span> <text:span text:style-name="T1">Sequence</text:span> <text:span text:style-name="T1">Number</text:span> или сокращенного <text:span text:style-name="T1">LSN</text:span>;</text:p>
        </text:list-item>
        <text:list-item>
          <text:p text:style-name="P2">$<text:span text:style-name="T1">MFT</text:span> назначается новый номер последовательности обновления (<text:span text:style-name="T1">Update</text:span> <text:span text:style-name="T1">Sequence</text:span> <text:span text:style-name="T1">Number</text:span>);</text:p>
        </text:list-item>
        <text:list-item>
          <text:p text:style-name="P2">создается новое зеркало $<text:span text:style-name="T1">MFTMirr</text:span>, необратимое затирающее старое (в текущих системах оно расположено посередине <text:span text:style-name="T1">NTFS</text:span>-раздела), в результате чего возникает резонный вопрос — какой прок от зеркала, которое ничего не отражает?;</text:p>
        </text:list-item>
        <text:list-item>
          <text:p text:style-name="P2">создаются новые /$<text:span text:style-name="T1">Volume</text:span>, /$<text:span text:style-name="T1">AttrDef</text:span> и другие служебные файлы, играющие сугубо вспомогательную роль и легко восстанавливаемые <text:span text:style-name="T1">chkdsk</text:span>'ом (хотя и /$<text:span text:style-name="T1">Volume</text:span> и присутствует в зеркальной копии <text:span text:style-name="T1">MFT</text:span>, его ценность явно преувеличена);</text:p>
        </text:list-item>
        <text:list-item>
          <text:p text:style-name="P2">осуществляется проверка целостности поверхности и все обнаруженные плохие кластеры заносятся в файл /$<text:span text:style-name="T1">BadClus</text:span>;</text:p>
        </text:list-item>
        <text:list-item>
          <text:p text:style-name="P2">формируется новый корневой каталог;</text:p>
        </text:list-item>
        <text:list-item>
          <text:p text:style-name="P2">если до форматирования тома на нем присутствовал /<text:span text:style-name="T1">System Volume Information</text:span>-файл, то он обновляется, в противном случае новый /<text:span text:style-name="T1">System Volume Information</text:span> создается только после перезагрузки;</text:p>
        </text:list-item>
      </text:list>
      <text:p text:style-name="P1"/>
      <text:p text:style-name="P15">На самом деле, процесс форматирования протекает намного сложнее, но не будем в него углубляться — мы же не форматер пишем! Интересующееся могут взять в руки <text:span text:style-name="T1">IDA Pro</text:span> и расковырять <text:span text:style-name="T1">format</text:span>.<text:span text:style-name="T1">com</text:span> самостоятельно. Подсказка — <text:span text:style-name="T1">format</text:span>.<text:span text:style-name="T1">com</text:span> содержит лишь высокоуровневую надстройку, опирающуюся на библиотеки <text:span text:style-name="T1">ifsutil</text:span>.<text:span text:style-name="T1">dll</text:span>, <text:span text:style-name="T1">untfs</text:span>.<text:span text:style-name="T1">dll</text:span> и… непосредственно сам драйвер файловой системы. Так что дизассемблировать придется много. Чтобы упросить себе работу, можно пронаблюдать за процессом форматирования с помощью шпионских средств — утилит Марка Руссиновича <text:span text:style-name="T1">FileMon</text:span> и <text:span text:style-name="T1">DiskMon</text:span>, бесплатные копии которых можно скачать с www.sysinternals.com. Так же не забывайте о точках останова на основные <text:span text:style-name="T1">native</text:span>-<text:span text:style-name="T1">API</text:span> функции такие как <text:span text:style-name="T1">NtFsControlFile</text:span>, <text:span text:style-name="T1">NtDeviceIoControlFile</text:span> и т. д. Да будет <text:span text:style-name="T1">soft</text:span>-<text:span text:style-name="T1">ice</text:span> вам в помощь!</text:p>
      <text:p text:style-name="P1"><text:soft-page-break/></text:p>
      <text:p text:style-name="P21">Рисунок <text:sequence text:ref-name="refРисунок1" text:name="Рисунок" text:formula="ooow:Рисунок+1" style:num-format="1">2</text:sequence> исследования процесса форматирования с помощью шпионских средств</text:p>
      <text:p text:style-name="P14"/>
      <text:h text:style-name="Heading_20_2" text:outline-level="2">автоматическое восстановление отформатированного диска</text:h>
      <text:p text:style-name="P15">Форматирование не уничтожает файловые записи пользовательских файлов и они могут быть полностью восстановлены. Спасением данных занимается множество утилит (<text:span text:style-name="T1">R</text:span>-<text:span text:style-name="T1">Studio</text:span>, <text:span text:style-name="T1">EasyRecovery</text:span>, <text:span text:style-name="T1">GetDataBack</text:span> и т. д.), однако, прямых наследников <text:span text:style-name="T1">unformat</text:span>'а среди них как-то не наблюдается. <text:span text:style-name="T1">Unformat</text:span> восстанавливал весь том целиком, а эти всего лишь "вытягивают" отдельные уцелевшие файлы/каталоги, переписывая их на новый носитель. Да где же нам его взять?! Запись на оптические накопители отпадает сразу — во-первых, для сохранения 80 — 120 Гбайтного жесткого диска в лучшем случае потребуется грузовик (на чем еще вы перевезете такое количество болванок?), во-вторых, непосредственная запись <text:span text:style-name="T1">CD</text:span>-<text:span text:style-name="T1">R</text:span>/<text:span text:style-name="T1">RW</text:span> не всегда возможна, ведь при крахе системы восстанавливающие утилиты приходится загружать с <text:span text:style-name="T1">CD</text:span>-<text:span text:style-name="T1">ROM</text:span>, а в большинстве компьютеров установлен только один оптический привод, и, в-третьих, ни одна известная мне утилита не позволяет "разрезать" большие файлы на несколько маленьких. Можно, конечно, перегнать данные по локальной сети (а она есть?) или установить дополнительный винчестер (корпус компьютера не опечатан, имеется свободные каналы контроллера и лишняя наличность в кармане). Но не слишком ли это хлопотно? Тем не менее, для "вытягивая" пары сотен особо ценных файлов такая методика вполне подходит.</text:p>
      <text:p text:style-name="P15">Продемонстрируем технику автоматического восстановления данных на примере утилиты <text:span text:style-name="T1">R</text:span>-<text:span text:style-name="T1">Studio</text:span> от компании <text:span text:style-name="T1">R</text:span>-<text:span text:style-name="T1">TT</text:span> Inc (<text:span text:style-name="T1">www</text:span>.<text:span text:style-name="T1">r</text:span>-<text:span text:style-name="T1">tt</text:span>.<text:span text:style-name="T1">com</text:span>). Это довольно мощный и в тоже время простой в управлении инструмент, на который можно положиться. После запуска утилиты мы сразу попадаем в окно "<text:span text:style-name="T1">Drive</text:span> <text:span text:style-name="T1">View</text:span>", где перечислены все физические устройства и логические разделы. Находим среди них "свой" и, нажав правую клавишу мыши, говорим "<text:span text:style-name="T1">Scan</text:span>".</text:p>
      <text:p text:style-name="P15">Нас запрашивают: начальный сектор для сканирования (<text:span text:style-name="T1">start</text:span>), по умолчанию равный 0 — оставляем его без изменений. Размер сканируемой области (<text:span text:style-name="T1">size</text:span>), по умолчанию развертывается на весь раздел. Это гарантирует, что сканер обнаружит все уцелевшие файловые записи, хотя сам поиск займет значительное время. Можно ли ускорить этот процесс? Давайте возьмем ручку и подсчитаем. Допустим, восстанавливаемый раздел содержит сто тысяч файлов. Типичный размер файловой записи составляет 1<text:span text:style-name="T1"> </text:span>Кбайт. При условии, что $<text:span text:style-name="T1">MFT</text:span> не фрагментирован, достаточно просканировать всего ~100 Мбайт от начала раздела. Если эта величина не превышает 10% полной емкости тома (размер пространства зарезервированного под <text:span text:style-name="T1">MFT</text:span>) и диск никогда не заполнялся более чем на 90%, то, скорее всего, все так и есть. В противном случае, $<text:span text:style-name="T1">MFT</text:span> наверняка фрагментирован и живописно разбросан по всему диску. Впрочем, в случае ошибки мы ничем не рискуем. Вводим <text:span text:style-name="T1">N </text:span>Кбайт, где <text:span text:style-name="T1">N </text:span>– предполагаемое кол-во файлов (каталог также считается файлом) и выполняем сканирование — если один или несколько файлов останутся необнаруженными, возвращаемся к настройкам по умолчанию и повторяем процедуру сканирования вновь (если количество имеющихся файлов заранее неизвестно, вводим 10% от емкости тома). В поле <text:span text:style-name="T1">File</text:span> <text:span text:style-name="T1">System</text:span> выбираем файловую систему <text:span text:style-name="T1">NTFS</text:span>, сбрасывая галочки напротив двух остальных (<text:span text:style-name="T1">FAT</text:span> и <text:span text:style-name="T1">Ext</text:span>2<text:span text:style-name="T1">FS</text:span>), т. к. они нам ни к чему, и нажимам "<text:span text:style-name="T1">Scan</text:span>".</text:p>
      <text:p text:style-name="P15"/>
      <text:p text:style-name="P21">Рисунок<text:span text:style-name="T1"> </text:span><text:sequence text:ref-name="refРисунок2" text:name="Рисунок" text:formula="ooow:Рисунок+1" style:num-format="1">3</text:sequence><text:span text:style-name="T1"> R</text:span>-<text:span text:style-name="T1">Studio</text:span> осуществляет поиск уцелевших файловых записей</text:p>
      <text:p text:style-name="P15">В процессе сканирования будут найдены все уцелевшие файлы (как удаленные, так и нет) и восстановлена структура директорий по корневой каталог включительно. Постойте! Как же так?! Ведь при форматировании он был уничтожен и сформирован заново! Хе-хе. Файловую систему <text:span text:style-name="T1">NTFS</text:span> можно уничтожить только динамитом. Как уже отмечалось, в отличии от <text:span text:style-name="T1">FAT</text:span>, в <text:span text:style-name="T1">NTFS</text:span> каталоги являются лишь вспомогательной структурой данных, проиндексированной для ускорения отображения их содержимого. Всякая файловая запись независимо от своего происхождения, содержит ссылку на материнский каталог, представляющую собой номер записи в <text:span text:style-name="T1">MFT</text:span>. А запись корневого каталога всегда располагается по одному и тому же месту!</text:p>
      <text:p text:style-name="P15">Удаленные файловые записи могут ссылаться на уже уничтоженные каталоги. <text:span text:style-name="T1">R</text:span>-<text:span text:style-name="T1">Studio</text:span> складывает их в $$$<text:span text:style-name="T1">FolderXXX</text:span>, где <text:span text:style-name="T1">XXX </text:span>– порядковый номер директории. Иерархия подкаталогов в большинстве случаев успешно восстанавливается.</text:p>
      <text:p text:style-name="P15"><text:soft-page-break/>Просмотр виртуального дерева обнаруженных файлов осуществляется нажатием кнопки &lt;<text:span text:style-name="T1">F</text:span>5&gt; или через одноименный пункт контекстного меню. Выбрав файл (или даже целый каталог с кучей подкаталогов) жмем &lt;<text:span text:style-name="T1">F</text:span>2&gt; или залезаем в предварительный просмотр/редактирование (пункт <text:span text:style-name="T1">edit</text:span>/<text:span text:style-name="T1">view</text:span> контекстного меню). Это достаточно мощный инструмент, отображающий внутреннее содержимое восстанавливаемого файла со всеми его атрибутами, списками отрезков и т. д. в "очеловеченном" формате, хотя до <text:span text:style-name="T1">NT</text:span> <text:span text:style-name="T1">Exploder</text:span>'а ему ох как далеко. При желании можно восстановить все файлы за раз ("<text:span text:style-name="T1">Recovery</text:span> <text:span text:style-name="T1">All</text:span>"), или выбрать восстановление по маске (Mask).</text:p>
      <text:p text:style-name="P15"/>
      <text:p text:style-name="P21">Рисунок<text:span text:style-name="T1"> </text:span><text:sequence text:ref-name="refРисунок3" text:name="Рисунок" text:formula="ooow:Рисунок+1" style:num-format="1">4</text:sequence> восстановленная структура директорий</text:p>
      <text:p text:style-name="P15">Хваленный <text:span text:style-name="T1">Easy Recovery</text:span> от <text:span text:style-name="T1">Data Recovery Software</text:span> вопреки своему названию простотой управления отнюдь не отличается и имеет довольно специфические особенности поведения. С настройками по умолчанию никаких файлов на отформатированном разделе он не увидит и чтобы заставить этого зверюгу заработать в <text:span text:style-name="T1">Advanced Options</text:span> (дополнительные опции) необходимо указать <text:span text:style-name="T1">Ignore MFT</text:span> (игнорировать <text:span text:style-name="T1">MFT</text:span>), но и в этом случае качество восстановления будет оставлять желать лучшего.</text:p>
      <text:p text:style-name="P15"/>
      <text:p text:style-name="P21">Рисунок <text:sequence text:ref-name="refРисунок4" text:name="Рисунок" text:formula="ooow:Рисунок+1" style:num-format="1">5</text:sequence> красивый интерфейс <text:span text:style-name="T1">Easy Recovery </text:span>— компенсация за низкое качество восстановления</text:p>
      <text:p text:style-name="P15"/>
      <text:h text:style-name="Heading_20_2" text:outline-level="2">ручное восстановление отформатированного диска</text:h>
      <text:p text:style-name="P15">Нашей целью будет ручное восстановление всего отформатированного раздела без использования дополнительных носителей информации и дорогостоящих утилит от сторонних производителей. Все что потребуется — это любой редактор диска (предпочтительнее всего конечно же <text:span text:style-name="T1">NT</text:span> <text:span text:style-name="T1">Explorer</text:span> от <text:span text:style-name="T1">Runtime</text:span> <text:span text:style-name="T1">Software</text:span>, но на худой конец сойдет и бесплатный <text:span text:style-name="T1">Disk Probe</text:span>/<text:span text:style-name="T1">Sector Inspector</text:span> от <text:span text:style-name="T1">Microsoft</text:span>) и <text:span text:style-name="T1">chkdsk</text:span>.</text:p>
      <text:p text:style-name="P15">Очевидно, что в процессе форматирования происходит необратимое разрушение большого количества ключевых структур данных, восстанавливать которые вручную было бы слишком затруднительно. Да это, собственно, и не нужно! Идея состоит в том, чтобы вернуть разделу потерянные файловые записи, а все остальные ремонтные работы поручить <text:span text:style-name="T1">chkdsk</text:span>'у — пускай старается.</text:p>
      <text:p text:style-name="P15">Дизассемблирование показывает, что единственной структурой данных, без которой не может работать <text:span text:style-name="T1">chkdsk</text:span>, является атрибут $<text:span text:style-name="T1">DATA</text:span> файла $<text:span text:style-name="T1">MFT</text:span>. А раз так, все, что нам надо —воссоздать прежний $<text:span text:style-name="T1">MFT</text:span>:$<text:span text:style-name="T1">DATA</text:span>, разместив его поверх старых файловых записей. В простейшем случае (если $<text:span text:style-name="T1">MFT</text:span>:$<text:span text:style-name="T1">DATA</text:span> не фрагментирован) это достигается спекулятивным увеличением его длины. А как ее увеличить?</text:p>
      <text:p text:style-name="P15">Запускаем <text:span text:style-name="T1">NT Explorer</text:span>, переходим в начало <text:span text:style-name="T1">MFT</text:span> (<text:span text:style-name="T1">Goto</text:span> <text:span text:style-name="T12"></text:span><text:span text:style-name="T15"> </text:span><text:span text:style-name="T4">Mft</text:span><text:span text:style-name="T15">), щелкаем по $</text:span><text:span text:style-name="T4">MFT</text:span><text:span text:style-name="T15"> файлу, находим атрибут $</text:span><text:span text:style-name="T4">DATA</text:span><text:span text:style-name="T15"> (80</text:span><text:span text:style-name="T4">h</text:span><text:span text:style-name="T15">) и увеличиваем поля </text:span><text:span text:style-name="T4">Allocated Size</text:span><text:span text:style-name="T15">/</text:span><text:span text:style-name="T4">Real Size</text:span><text:span text:style-name="T15">/</text:span><text:span text:style-name="T4">Compressed Size</text:span><text:span text:style-name="T15"> на требуемую величину, параллельно с этим корректируя список отрезков (он же </text:span><text:span text:style-name="T4">run</text:span><text:span text:style-name="T15">-</text:span><text:span text:style-name="T4">list</text:span><text:span text:style-name="T15">). Поле </text:span><text:span text:style-name="T4">Last VCN</text:span><text:span text:style-name="T15"> трогать не нужно — </text:span><text:span text:style-name="T4">chkdsk</text:span><text:span text:style-name="T15"> исправит его и сам. Как определить длину не фрагментированного </text:span><text:span text:style-name="T4">MFT</text:span><text:span text:style-name="T15">-файла? Она равна разнице номеров первого и последнего секторов в начале которых присутствует сигнатура "</text:span><text:span text:style-name="T4">FILE</text:span><text:span text:style-name="T15">", умноженная на 512 байт (исключая сектора, принадлежащие $</text:span><text:span text:style-name="T4">MFTMirr</text:span><text:span text:style-name="T15">) Известные мне дисковые редакторы не поддерживают поиска последнего вхождения, поэтому соответствующую утилиту приходится писать самостоятельно. Впрочем, точную длину </text:span><text:span text:style-name="T4">MFT</text:span><text:span text:style-name="T15"> определять совершенно необязательно и вполне допустимо взять ее с запасом — лишнее все равно отсеет </text:span><text:span text:style-name="T4">chkdsk</text:span><text:span text:style-name="T15">. Действуйте по принципу — лучше перебрать, чем недобрать.</text:span></text:p>
      <text:p text:style-name="P18"/>
      <text:p text:style-name="P6"/>
      <text:p text:style-name="P22">Рисунок <text:sequence text:ref-name="refРисунок5" text:name="Рисунок" text:formula="ooow:Рисунок+1" style:num-format="1">6</text:sequence> ручное восстановление <text:span text:style-name="T1">MFT</text:span>. Подчеркнуты поля, подлежащие изменению</text:p>
      <text:p text:style-name="P18"/>
      <text:p text:style-name="P18">Коварный <text:span text:style-name="T1">NT Explorer</text:span> не позволяет редактировать поля в естественном режиме отображения, заставляя нас переключаться в <text:span text:style-name="T1">HEX</text:span>-<text:span text:style-name="T1">mode</text:span> и искать смещения всех значений самостоятельно. Найти заголовок атрибута $<text:span text:style-name="T1">DATA</text:span> очень просто — в его начале расположена последовательность 80<text:span text:style-name="T1"> </text:span>00<text:span text:style-name="T1"> </text:span>00<text:span text:style-name="T1"> </text:span>00<text:span text:style-name="T1"> xx </text:span>00<text:span text:style-name="T1"> </text:span>00<text:span text:style-name="T1"> </text:span>00<text:span text:style-name="T1"> </text:span>01. В <text:span text:style-name="T1">NTFS</text:span> версии 3.0 она находится по смещению <text:soft-page-break/><text:span text:style-name="T1">F</text:span>8<text:span text:style-name="T1">h</text:span> от начала сектора. Поле <text:span text:style-name="T1">Real Size</text:span> во всех версиях <text:span text:style-name="T1">NTFS</text:span> располагается по смещению 30<text:span text:style-name="T1">h</text:span> относительно заголовка, а поля <text:span text:style-name="T1">Allocated</text:span> <text:span text:style-name="T1">Size</text:span> и <text:span text:style-name="T1">Initialized</text:span> <text:span text:style-name="T1">Size</text:span> соответственно по смещениям 28<text:span text:style-name="T1">h</text:span>/38<text:span text:style-name="T1">h</text:span> байт, причем значение <text:span text:style-name="T1">Allocates</text:span> <text:span text:style-name="T1">Size</text:span> должно быть кратно размеру кластера. Кстати, о кластерах. Убедитесь, что при переформатировании диска размер кластера не изменился, в противном случае у вас ничего не получится. Как восстановить исходный размер кластера? Да очень просто — набраться мужества и переформатировать восстанавливаемый диск с ключом /<text:span text:style-name="T1">A</text:span>:<text:span text:style-name="T1">x</text:span>, где <text:span text:style-name="T1">x </text:span>– размер кластера. А как его определить? Возьмем любой файл с известным содержимым и проанализируем его <text:span text:style-name="T1">run</text:span>-<text:span text:style-name="T1">list</text:span>. Пускаем контекстный поиск по всему диску, находим файл, запоминаем (записываем на бумажке) его стартовый сектор, после чего открываем закрепленный за ним <text:span text:style-name="T1">FILE Record</text:span>, декодируем <text:span text:style-name="T1">run</text:span>-<text:span text:style-name="T1">list</text:span> и вычисляем номер первого кластера. Делим номер сектора на номер кластера и получаем искомую величину.</text:p>
      <text:p text:style-name="P18">Теперь необходимо сгенерировать новый <text:span text:style-name="T1">run</text:span>-<text:span text:style-name="T1">list</text:span>. В общем случае он будет выглядеть так: 13 <text:span text:style-name="T1">XX XX XX YY</text:span> 00, где <text:span text:style-name="T1">XX XX XX </text:span>– трехбайтовый размер $<text:span text:style-name="T1">MFT</text:span> в кластерах, а <text:span text:style-name="T1">YY </text:span>– стартовый кластер. Стартовый кластер обязательно должен указывать на первый кластер <text:span text:style-name="T1">MFT</text:span>, в противном случае <text:span text:style-name="T1">chkdsk</text:span> не сможет работать. Если новый <text:span text:style-name="T1">run</text:span>-<text:span text:style-name="T1">list</text:span> длиннее нынешнего (а именно так скорее всего и будет) необходимо скорректировать длину атрибутного заголовка (она расположена по смещению 04<text:span text:style-name="T1">h</text:span> от его начала). Проделав эту нехитрую операцию, запустим <text:span text:style-name="T1">chkdsk</text:span> с ключом /<text:span text:style-name="T1">F</text:span> и блаженно откинемся на спинку кресла, созерцая как возрождаются наши милые папки и файлы. Единственное, что не восстанавливается — так это дескрипторы безопасности: всем файлам/папкам назначаются права доступа по умолчанию. В остальном же, с отремонтированным диском вполне можно работать, не опасаясь, что он рухнет окончательно. Файлы, ссылающиеся на несуществующие каталоги складываются в папку <text:span text:style-name="T1">Found</text:span>.<text:span text:style-name="T1">xxx</text:span>. Это "долгожители" пережившие несколько циклов переформатирования, в буквальном смысле вытащенные с потустороннего света.</text:p>
      <text:p text:style-name="P19">Сложнее восстановить том, чей <text:span text:style-name="T1">MFT</text:span> сильно фрагментирован. Прежний <text:span text:style-name="T1">run</text:span>-<text:span text:style-name="T1">list</text:span> при форматировании был уничтожен, зеркальная копия так же пострадала. Ничего другого не остается, как собирать все фрагменты руками. Звучит намного страшнее, чем выглядит. В отличии от всех остальных файлов диска, $<text:span text:style-name="T1">MFT</text:span>-файл имеет замечательную сигнатуру <text:span text:style-name="T1">FILE</text:span>, присутствующую в начале каждой файловой записи. Все, что нам нужно — последовательно сканируя раздел от первого кластера до последнего, выписать начало и конец каждого из фрагментов, принадлежащих <text:span text:style-name="T1">MFT</text:span>. Затем из этой цепочки необходимо исключить $<text:span text:style-name="T1">MFTMirr</text:span>. Его легко узнать — он расположен в середине раздела и содержит копии файловых записей $<text:span text:style-name="T1">MFT</text:span>, $<text:span text:style-name="T1">MFTMirr</text:span>, $LogFile и $<text:span text:style-name="T1">Volume</text:span>, причем $<text:span text:style-name="T1">MFTMirr</text:span> ссылается сам на себя. Допустим, наш список выглядит так: 08<text:span text:style-name="T1">h </text:span>– 333<text:span text:style-name="T1">h</text:span>, 669<text:span text:style-name="T1">h </text:span>– 966<text:span text:style-name="T1">h</text:span>, 1013<text:span text:style-name="T1"> </text:span>– 3210<text:span text:style-name="T1">h</text:span>. В грубом приближении ему будет соответствовать следующий <text:span text:style-name="T1">run</text:span>-<text:span text:style-name="T1">list</text:span>: <text:span text:style-name="T13">12</text:span><text:span text:style-name="T3"> </text:span><text:span text:style-name="T13">2</text:span><text:span text:style-name="T3">B </text:span><text:span text:style-name="T13">03</text:span><text:span text:style-name="T3"> </text:span><text:span text:style-name="T13">08</text:span><text:span text:style-name="T1"> </text:span><text:span text:style-name="T13">22</text:span><text:span text:style-name="T3"> </text:span><text:span text:style-name="T13">23</text:span><text:span text:style-name="T3"> </text:span><text:span text:style-name="T13">03</text:span><text:span text:style-name="T3"> </text:span><text:span text:style-name="T13">69</text:span><text:span text:style-name="T3"> </text:span><text:span text:style-name="T13">96</text:span><text:span text:style-name="T1"> </text:span><text:span text:style-name="T13">22</text:span><text:span text:style-name="T3"> FD </text:span><text:span text:style-name="T13">21</text:span><text:span text:style-name="T3"> </text:span><text:span text:style-name="T13">13</text:span><text:span text:style-name="T3"> </text:span><text:span text:style-name="T13">10</text:span> 00. (Подробнее о кодировании/декодировании <text:span text:style-name="T1">run</text:span>-<text:span text:style-name="T1">list</text:span>'ов см. "<text:span text:style-name="T9">списки отрезков</text:span>" в прошлой статье этого цикла).</text:p>
      <text:p text:style-name="P19">"В грубом" потому, что мы не знаем в какой последовательности располагались эти отрезки в файле (порядок расположения фрагментов на диске далеко не всегда совпадает с порядком отрезков в <text:span text:style-name="T1">run</text:span>-<text:span text:style-name="T1">list</text:span>'е). Что произойдет, если порядок сборки $<text:span text:style-name="T1">MFT</text:span>-файла окажется нарушен? А вот что — внутри <text:span text:style-name="T1">MFT</text:span> все файловые записи ссылаются друг на друга по своему порядковому номеру, представляющим индекс массива. Эти ссылки необходимы для восстановления структуры директорий, организации <text:span text:style-name="T1">hard</text:span> <text:span text:style-name="T1">link</text:span>'ов и еще кое-чего. Ссылки на материнский каталог дублируются в индексах и восстанавливаются элементарно. <text:span text:style-name="T1">Hard</text:span> <text:span text:style-name="T1">link</text:span>'и мрут безвозвратно (ну разве что попробовать пересобрать $<text:span text:style-name="T1">MFT</text:span>-файл в другом порядке), но они практически нигде и никем не используются, как говорится, было бы что терять. По-настоящему туго приходится сильно фрагментированным файлам, занимающим несколько файловых записей, раскиданных по разным $<text:span text:style-name="T1">MFT</text:span>-фрагментам. Здесь выручает только перестановка фрагментов. К счастью, количество комбинаций обычно бывает невелико и процедура восстановления занимает совсем немного времени. Хорошая новость – начиная с <text:span text:style-name="T1">NTFS</text:span> версии 3.1 (соответствующей <text:span text:style-name="T1">Windows XP</text:span>) в <text:span text:style-name="T1">MFT</text:span> номера файловых записей хранятся в явном виде (четырехбайтовое поле, расположенное по смещению 2<text:span text:style-name="T1">Ch</text:span> от начала <text:span text:style-name="T1">FILE Record</text:span>), что делает задачу восстановления тривиальной.</text:p>
      <text:p text:style-name="P17"/>
      <text:h text:style-name="P25" text:outline-level="2">восстановление после тяжелых разрушений</text:h>
      <text:p text:style-name="P18">В результате сбоя содержимое дискового тома может стать недоступно операционной системе и при попытке чтения его оглавления будет выдаваться сообщения в стиле "Файл или папка повреждены. Чтение невозможно", "Нет доступа к диску", "Системе не удается найти <text:soft-page-break/>логическое устройство" и т.д. <text:span text:style-name="T1">Chkdsk</text:span> говорит, что "Повреждена основная таблица файлов" и прекращает работу. Караул! Верните мой том!</text:p>
      <text:p text:style-name="P18">Не паникуйте! Попробуйте запустить <text:span text:style-name="T1">NT Explorer</text:span> и посмотрите, что он покажет. Маловероятно, чтобы содержимое всего тома было утеряно целиком (это же что такое с ним нужно было сделать?!). Если хотя бы часть файловых записей уцелела, <text:span text:style-name="T1">R</text:span>-<text:span text:style-name="T1">Studio</text:span>/<text:span text:style-name="T1">GetDataBack</text:span>/<text:span text:style-name="T1">EasyRecovery</text:span> их обязательно восстановят!</text:p>
      <text:p text:style-name="P18">Анализ показывает, что основной причиной по которой <text:span text:style-name="T1">chkdsk</text:span> отказывается проверять том обычно становится порча файловой записи, описывающей $<text:span text:style-name="T1">MFT</text:span>. Если в процессе обновления $<text:span text:style-name="T1">MFT</text:span> внезапно отключить питание — такой исход событий вполне вероятен, особенно на жестких дисках с емким аппаратным кэшем — они не успевают завершить сохранение секторов на энергии, накопленной в конденсаторах, а вот их младшие собраться с этим справляются. Тоже самое происходит при неудачном перемещении $<text:span text:style-name="T1">MFT</text:span> файла или физическом разрушении первого <text:span text:style-name="T1">MFT</text:span>-сектора. Зеркальная копия $<text:span text:style-name="T1">MFT</text:span> во всех этих случаях остается цела, однако <text:span text:style-name="T1">chkdsk</text:span> по каким-то таинственным причинам не хочет ей пользоваться и вы должны восстановить ее самостоятельно. Просто скопируйте первый сектор $<text:span text:style-name="T1">MFTMirr</text:span> в первый сектор $<text:span text:style-name="T1">MFT</text:span> и громко скажите "ниндзя"! Поклонники <text:span text:style-name="T1">Sector Inspector</text:span>'а могут воспользоваться командным файлов следующего содержания.</text:p>
      <text:p text:style-name="P18"/>
      <text:p text:style-name="P7"><text:span text:style-name="T8">SECINSPECT.EXE -backup<text:tab/>d:<text:tab/>backup.dsk<text:tab/>XXX<text:tab/>1</text:span></text:p>
      <text:p text:style-name="P4">SECINSPECT.EXE –restore<text:tab/>d:<text:tab/>backup.dsk<text:tab/>YYY<text:tab/>CONFIRM</text:p>
      <text:p text:style-name="P23">Листинг <text:sequence text:ref-name="refЛистинг0" text:name="Листинг" text:formula="ooow:Листинг+1" style:num-format="1">1</text:sequence> командный файл для ручного восстановления $<text:span text:style-name="T1">MFT</text:span> из $<text:span text:style-name="T1">MFTMirr</text:span>, <text:span text:style-name="T1">XXX </text:span>– номер сектора $<text:span text:style-name="T1">MFTMirr</text:span>, <text:span text:style-name="T1">YYY </text:span>– номер сектора $<text:span text:style-name="T1">MFT</text:span></text:p>
      <text:p text:style-name="P20">Теперь можно смело пускать <text:span text:style-name="T1">chkdsk</text:span>. Если же он по-прежнему не работает, значит, либо поврежден загрузочный сектор (а методику его восстановления мы уже обсуждали), либо <text:span text:style-name="T1">run</text:span>-<text:span text:style-name="T1">list</text:span> файла $<text:span text:style-name="T1">MFT</text:span>:$<text:span text:style-name="T1">DATA</text:span> не совпадает с истинным началом <text:span text:style-name="T1">MFT</text:span> (найдите сектор с файловой записью $<text:span text:style-name="T1">MFT</text:span> внутри и исправьте <text:span text:style-name="T1">run</text:span>-<text:span text:style-name="T1">list</text:span>), либо размер кластера, прописанный в <text:span text:style-name="T1">boot</text:span>-секторе отличается от его фактического размера (о том как определять истинный размер кластера мы уже только что говорили).</text:p>
      <text:p text:style-name="P20">Если же сбой был настолько серьезен, что вместе с $<text:span text:style-name="T1">MFT</text:span> пострадало и зеркало, задача сводится к восстановлению отформатированного диска. Кстати говоря, при тяжелых разрушениях файловой структуры, когда на диске образуется настоящий кавардак, восстановление тома полезно начинать с… его форматирования. Нет, это не первоапрельская шутка! Утилита <text:span text:style-name="T1">format</text:span> формирует заведомо исправные ключевые структуры, ну а подключение файловых записей — не проблема. Главное — сохраните <text:span text:style-name="T1">run</text:span>-<text:span text:style-name="T1">list</text:span> файла $<text:span text:style-name="T1">MFT</text:span>:$<text:span text:style-name="T1">DATA</text:span>, если, конечно, он еще уцелел. Все остальное — дело техники!</text:p>
      <text:p text:style-name="P16"/>
      <text:p text:style-name="P5"/>
      <text:p text:style-name="P23">Рисунок <text:sequence text:ref-name="refРисунок6" text:name="Рисунок" text:formula="ooow:Рисунок+1" style:num-format="1">7</text:sequence> безуспешная попытка прочитать поврежденный том</text:p>
      <text:p text:style-name="P16"/>
      <text:h text:style-name="P24" text:outline-level="2">&gt;&gt;&gt;&gt; восстановление <text:span text:style-name="T1">NTFS</text:span>-тома, отформатированного под <text:span text:style-name="T1">FAT</text:span>16/32</text:h>
      <text:p text:style-name="P20">При переформатировании диска, операционные системы семейства <text:span text:style-name="T1">NT</text:span> никогда не изменяют тип файловой системы (разве что попросить их это сделать явно), поэтому непреднамеренное форматирование <text:span text:style-name="T1">NTFS</text:span> раздела в <text:span text:style-name="T1">FAT</text:span>16/32 крайне маловероятно. <text:span text:style-name="T1">Windows </text:span>9<text:span text:style-name="T1">x</text:span>/<text:span text:style-name="T1">MS</text:span>-<text:span text:style-name="T1">DOS</text:span>, напротив, любой диск стремятся отформатировать под <text:span text:style-name="T1">FAT</text:span>16/32, не замечая, что на нем что-то уже находится. Непреднамеренная порча <text:span text:style-name="T1">NTFS</text:span>-разделов при установке <text:span text:style-name="T1">Windows </text:span>9<text:span text:style-name="T1">x</text:span>/<text:span text:style-name="T1">MS</text:span>-<text:span text:style-name="T1">DOS</text:span> поверх <text:span text:style-name="T1">Windows NT </text:span>– обычное дело, через которое проходит уже второе поколение пользователей.</text:p>
      <text:p text:style-name="P20">Стратегия спасения данных во всем похожа на восстановление <text:span text:style-name="T1">NTFS</text:span>-тома, отформатированного под <text:span text:style-name="T1">NTFS</text:span>, с той лишь разницей, что при создании таблицы размещения файлов (<text:span text:style-name="T1">file</text:span> <text:span text:style-name="T1">allocation</text:span> <text:span text:style-name="T1">table</text:span>), первые несколько тысяч файловых записей в <text:span text:style-name="T1">MFT</text:span> затираются безвозвратно (впрочем, их еще можно собрать руками, действуя по методике описанной в разделе "<text:span text:style-name="T9">разгребая кластерные обломки</text:span>" предыдущей статьи этого цикла).</text:p>
      <text:p text:style-name="P20">Файлы, с уцелевшей <text:span text:style-name="T1">FILE RECORD</text:span> легко восстанавливаются <text:span text:style-name="T1">R</text:span>-<text:span text:style-name="T1">Studio</text:span>/<text:span text:style-name="T1">GetDataBack</text:span>/<text:span text:style-name="T1">EasyRecovery</text:span>. Для ручного восстановления всего тома его необходимо заново отформатировать под <text:span text:style-name="T1">NTFS</text:span>, предварительно определив количество секторов в кластере. <text:soft-page-break/>Далее действуем по плану — увеличиваем размер $<text:span text:style-name="T1">MFT</text:span>, пускаем <text:span text:style-name="T1">chkdsk</text:span> и собираем все, что только можно собрать. Поскольку количество файлов, хранящихся на современных дисках, зачастую исчисляется многими миллионами, потеря первой тысячи из них не так уж и страша (если только по закону подлости это не будут самые ценные файлы).</text:p>
      <text:h text:style-name="P24" text:outline-level="2">&gt;&gt;&gt;&gt; врезка источники угрозы</text:h>
      <text:p text:style-name="P20">Почему погибают дисковые разделы? Ниже приводится список наиболее распространенных причини, отсортированный в порядке убывания их "популярности":</text:p>
      <text:p text:style-name="P20"/>
      <text:list xml:id="list425747063826292964" text:style-name="WW8Num15">
        <text:list-item>
          <text:p text:style-name="P8">ошибки оператора, вирусы, троянские программы;</text:p>
        </text:list-item>
        <text:list-item>
          <text:p text:style-name="P8">отключение питания/зависание системы во время интенсивных дисковых операций, сопровождаемых обновлением <text:span text:style-name="T1">MFT</text:span> (например, удаление/добавление файлов или каталогов);</text:p>
        </text:list-item>
        <text:list-item>
          <text:p text:style-name="P8">некорректное поведение различных дисковых утилит (<text:span text:style-name="T1">Partition</text:span> <text:span text:style-name="T1">Magic</text:span>, <text:span text:style-name="T1">Ahead</text:span> <text:span text:style-name="T1">Nero</text:span>, <text:span text:style-name="T1">Norton</text:span> <text:span text:style-name="T1">Disk</text:span> <text:span text:style-name="T1">Doctor</text:span> и т. д.);</text:p>
        </text:list-item>
        <text:list-item>
          <text:p text:style-name="P8">физические дефекты оперативной памяти, приводящие к нарушению целостности дискового кэша и как следствие — порче самого диска;</text:p>
        </text:list-item>
        <text:list-item>
          <text:p text:style-name="P8">некорректное поведение привилегированных драйверов, случайно или преднамеренно "залетающих" внутрь служебных структур <text:span text:style-name="T1">NTFS</text:span>-драйвера;</text:p>
        </text:list-item>
      </text:list>
      <text:p text:style-name="P16"/>
      <text:h text:style-name="P24" text:outline-level="2">&gt;&gt;&gt;&gt; врезка полезные советы — план превентивных действий по спасению данных</text:h>
      <text:p text:style-name="P20">Чтобы предотвратить разрушение тома и упростить задачу восстановления данных, рекомендуется заблаговременно выполнить следующий комплекс мероприятий:</text:p>
      <text:p text:style-name="P16"/>
      <text:list xml:id="list2195823591626387609" text:style-name="WW8Num14">
        <text:list-item>
          <text:p text:style-name="P9"><text:span text:style-name="T5">переместите $</text:span><text:span text:style-name="T2">MFT</text:span><text:span text:style-name="T5"> подальше от начала раздела. </text:span>Первые секторы раздела, как показывает практика, самое небезопасное место. Во-первых, сюда стремятся вирусы (миф о невозможности прямого доступа к диску под <text:span text:style-name="T1">NT</text:span> всего лишь миф — читайте описание функции <text:span text:style-name="T1">CreateFile</text:span> и инструкцию на <text:span text:style-name="T1">ASPI</text:span>32-драйвер), во-вторых, некоторые утилиты (и в частности <text:span text:style-name="T1">Ahead</text:span> <text:span text:style-name="T1">Nero</text:span>) при некоторых обстоятельствах путают жесткий диск с оптическим накопителем, записывая образ не "туда", а, значит, в первых ~700<text:span text:style-name="T1"> </text:span>Мбайтах физического диска (не логического тома!) не должно быть ничего ценного, в-третьих, если вы вдруг запустите <text:span text:style-name="T1">WipeDisk</text:span> или любую другую затирающую утилиту, первым погибнет именно $<text:span text:style-name="T1">MFT</text:span>, без которого весь дисковый том просто груда мусора, в четвертых… да много разных причин можно найти. Просто переместите $<text:span text:style-name="T1">MFT</text:span>, вам что — трудно? Достаточно взять любой дефрагментатор, распространяющийся в исходных текстах (энтузиасты! ау! присоединяйтесь к проекту http://sourceforge.net/projects/opendefrag/) и слегка доработать его "напильником" под наши нужды. Естественно, валерьянка и резервная копия обязательно должны быть под рукой!</text:p>
        </text:list-item>
        <text:list-item>
          <text:p text:style-name="P9">не допускайте фрагментации $<text:span text:style-name="T1">MFT</text:span>-файла! Не создавайте на диске огромного количества мелких файлов и не заполняйте его более чем на 90%. Стандартный дефрагментатор, входящий в комплект штатной поставки <text:span text:style-name="T1">Windows </text:span>2000/<text:span text:style-name="T1">XP</text:span>, не позволяет дефрагментировать $<text:span text:style-name="T1">MFT</text:span> и приходится прибегать к сторонним средствам, лучшим из которых на мой взгляд является <text:span text:style-name="T2">O</text:span><text:span text:style-name="T5">&amp;</text:span><text:span text:style-name="T2">O</text:span><text:span text:style-name="T5"> </text:span><text:span text:style-name="T2">Defrag</text:span><text:span text:style-name="T5"> </text:span><text:span text:style-name="T2">Pro</text:span> от одноименной компании (<text:span text:style-name="T1">www</text:span>.<text:span text:style-name="T1">oo</text:span>-<text:span text:style-name="T1">software</text:span>.<text:span text:style-name="T1">com</text:span>). Это действительно профессиональный дефрагментатор, к тому же поддерживающий командную строку;</text:p>
        </text:list-item>
        <text:list-item>
          <text:p text:style-name="P9">периодически создавайте резервную копию файловой записи $<text:span text:style-name="T1">MFT</text:span> — для этого достаточно сохранить один-единственный (!) сектор — первый сектор <text:span text:style-name="T1">MFT</text:span>, номер которого содержится в <text:span text:style-name="T1">boot</text:span>, только не забывайте его периодически обновлять, ведь при добавлении новых файлов/каталогов, <text:span text:style-name="T1">MFT</text:span> планомерно расширяется и старые списки отрезков становятся все менее и менее актуальны;</text:p>
        </text:list-item>
      </text:list>
      <text:p text:style-name="P7"/>
      <text:p text:style-name="P7"/>
      <text:p text:style-name="P23">Рисунок <text:sequence text:ref-name="refРисунок7" text:name="Рисунок" text:formula="ooow:Рисунок+1" style:num-format="1">8</text:sequence> нормальный дисковый том (<text:span text:style-name="T1">MFT</text:span>, выделенный желтым цветом, расположен в начале раздела)</text:p>
      <text:p text:style-name="P5"><text:soft-page-break/></text:p>
      <text:p text:style-name="P23">Рисунок <text:sequence text:ref-name="refРисунок8" text:name="Рисунок" text:formula="ooow:Рисунок+1" style:num-format="1">9</text:sequence> "иммунизированный" дисковый том (<text:span text:style-name="T1">MFT</text:span> расположен в середине)</text:p>
      <text:h text:style-name="P24" text:outline-level="2">заключение</text:h>
      <text:p text:style-name="P20">Наш затянувшийся разговор о восстановлении данных подходит к своему логическому концу, однако, <text:span text:style-name="T1">NTFS</text:span> не стоит на месте, а интенсивно развирается. И хотя до сих пор эти изменения носили чисто косметический характер, в <text:span text:style-name="T1">Windows </text:span>Longhorn все обещает кардинальным образом измениться. <text:span text:style-name="T1">Microsoft</text:span> активно работает над новой файловой системой — <text:span text:style-name="T1">Windows</text:span> <text:span text:style-name="T1">File</text:span> <text:span text:style-name="T1">System</text:span> или сокращенно WinFS, сроки выхода которой, кстати говоря, постоянно переносятся (разработка файловой системы это не шутка!).</text:p>
      <text:p text:style-name="P20">По словам вице-президента <text:span text:style-name="T1">Microsoft</text:span> Боба Маглиа, WinFS это все та же <text:span text:style-name="T1">NTFS</text:span>, с прикрученным <text:span text:style-name="T1">SQL</text:span> и <text:span text:style-name="T1">XML</text:span>. Насколько изменятся базовые структуры файловой системы общественности до сих пор неясно. И уж совсем непонятно зачем <text:span text:style-name="T1">NTFS</text:span> понадобился реляционный <text:span text:style-name="T1">SQL</text:span>, когда эти возможности в нее закладывались изначально, просто их не успели доделать. Любой системный программист запросто напишет драйвер, принимающий <text:span text:style-name="T1">SQL</text:span>/<text:span text:style-name="T1">XML</text:span> запросы и транслирующий их в обращения к драйверу текущей файловой системы! Что-либо менять внутри <text:span text:style-name="T1">NTFS</text:span> совсем необязательно. Сдается мне, что это всего лишь очередной маркетинговый трюк, подталкивающих пользователей к переходу на ненавистный мне Longhorn!</text:p>
      <text:p text:style-name="P20">С другой стороны, развитие <text:span text:style-name="T1">NTFS</text:span> можно только приветствовать, поскольку оно дает пищу всем специалистам по восстановлению данных, ведь старые утилиты с новой файловой системой скорей всего окажутся несовместим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1-21T00:51:00</dc:date>
    <meta:editing-cycles>504</meta:editing-cycles>
    <meta:editing-duration>PT18H58M</meta:editing-duration>
    <meta:document-statistic meta:table-count="0" meta:image-count="0" meta:object-count="0" meta:page-count="8" meta:paragraph-count="86" meta:word-count="3725" meta:character-count="28326" meta:non-whitespace-character-count="24651"/>
    <meta:generator>LibreOffice/5.2.3.3$Linux_X86_64 LibreOffice_project/20m0$Build-3</meta:generator>
  </office:meta>
</office:document-meta>
</file>